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6000000F520DB6CC9958D1B53.png" manifest:media-type="image/png"/>
  <manifest:file-entry manifest:full-path="Pictures/1000020100000166000000F50CBBAAB017DCAACC.png" manifest:media-type="image/png"/>
  <manifest:file-entry manifest:full-path="Pictures/1000020100000174000000FC9C11AC6D9ECD55C5.png" manifest:media-type="image/png"/>
  <manifest:file-entry manifest:full-path="Pictures/100002010000016E000000FC301AAD3DA6880A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fill="solid" draw:fill-color="#cccccc" draw:textarea-horizontal-align="left" draw:textarea-vertical-align="middle" fo:min-height="0.981cm" draw:shadow="visi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cccccc"/>
      <style:paragraph-properties fo:text-align="start"/>
      <style:text-properties style:font-name="arial" fo:font-size="14pt" style:font-name-asian="Liberation Mono" style:font-size-asian="14pt" style:font-name-complex="Liberation Mono" style:font-size-complex="14pt"/>
    </style:style>
    <style:style style:name="T1" style:family="text">
      <style:text-properties style:font-name="arial" fo:font-size="14pt" style:font-name-asian="Liberation Mono" style:font-size-asian="14pt" style:font-name-complex="Liberation Mono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cm" svg:x="2.111cm" svg:y="1.9cm">
          <draw:image xlink:href="Pictures/1000020100000174000000FC9C11AC6D9ECD55C5.png" xlink:type="simple" xlink:show="embed" xlink:actuate="onLoad">
            <text:p/>
          </draw:image>
        </draw:frame>
        <draw:frame draw:style-name="gr1" draw:text-style-name="P1" draw:layer="layout" svg:width="10cm" svg:height="8cm" svg:x="12.559cm" svg:y="1.88cm">
          <draw:image xlink:href="Pictures/100002010000016E000000FC301AAD3DA6880AE9.png" xlink:type="simple" xlink:show="embed" xlink:actuate="onLoad">
            <text:p/>
          </draw:image>
        </draw:frame>
        <draw:frame draw:style-name="gr2" draw:text-style-name="P3" draw:layer="layout" svg:width="4.937cm" svg:height="1.231cm" svg:x="22.563cm" svg:y="7.851cm">
          <draw:text-box>
            <text:p text:style-name="P2"><text:span text:style-name="T1">Toxicity distribution</text:span></text:p>
          </draw:text-box>
        </draw:frame>
        <draw:frame draw:style-name="gr2" draw:text-style-name="P3" draw:layer="layout" svg:width="6.637cm" svg:height="1.231cm" svg:x="1.052cm" svg:y="18.347cm">
          <draw:text-box>
            <text:p text:style-name="P2"><text:span text:style-name="T1">Toxicity &gt; 0.1 : 30 % </text:span></text:p>
          </draw:text-box>
        </draw:frame>
        <draw:frame draw:style-name="gr1" draw:text-style-name="P1" draw:layer="layout" svg:width="9.471cm" svg:height="6.481cm" svg:x="8.092cm" svg:y="13.297cm">
          <draw:image xlink:href="Pictures/1000020100000166000000F50CBBAAB017DCAACC.png" xlink:type="simple" xlink:show="embed" xlink:actuate="onLoad">
            <text:p/>
          </draw:image>
        </draw:frame>
        <draw:frame draw:style-name="gr1" draw:text-style-name="P1" draw:layer="layout" svg:width="9.471cm" svg:height="6.481cm" svg:x="17.7cm" svg:y="13.271cm">
          <draw:image xlink:href="Pictures/1000020100000166000000F520DB6CC9958D1B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3:00:56.839439587</meta:creation-date>
    <meta:generator>LibreOffice/6.0.7.3$Linux_X86_64 LibreOffice_project/00m0$Build-3</meta:generator>
    <dc:date>2019-10-29T13:02:15.634910472</dc:date>
    <meta:editing-duration>PT1M19S</meta:editing-duration>
    <meta:editing-cycles>1</meta:editing-cycles>
    <meta:document-statistic meta:object-count="6"/>
  </office:meta>
</office:document-meta>
</file>